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outline1">
      <style:graphic-properties fo:min-height="11.886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735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subtitle">
      <style:graphic-properties draw:fill-color="#ffffff" draw:auto-grow-height="true" fo:min-height="13.582cm"/>
    </style:style>
    <style:style style:name="pr7" style:family="presentation" style:parent-style-name="lyt-bluelinesgrad-notes">
      <style:graphic-properties draw:fill-color="#ffffff" draw:auto-grow-height="true" fo:min-height="12.572cm"/>
    </style:style>
    <style:style style:name="pr8" style:family="presentation" style:parent-style-name="lyt-bluelinesgrad-outline1">
      <style:graphic-properties fo:min-height="13.395cm"/>
    </style:style>
    <style:style style:name="pr9" style:family="presentation" style:parent-style-name="lyt-bluelinesgrad-outline1">
      <style:graphic-properties fo:min-height="13.895cm"/>
    </style:style>
    <style:style style:name="pr10" style:family="presentation" style:parent-style-name="lyt-bluelinesgrad-outline1">
      <style:graphic-properties fo:min-height="13.161cm"/>
    </style:style>
    <style:style style:name="pr11" style:family="presentation" style:parent-style-name="lyt-bluelinesgrad-outline1">
      <style:graphic-properties fo:min-height="12.6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Understanding computers and development tools at a deep level<text:line-break/></text:p>
            <text:list text:style-name="L2">
              <text:list-item>
                <text:p>How does it work? (under the hood)</text:p>
              </text:list-item>
              <text:list-item>
                <text:p>Why is it useful?</text:p>
              </text:list-item>
              <text:list-item>
                <text:p>When and where do we use it?</text:p>
              </text:list-item>
              <text:list-item>
                <text:p>How does it make writing software easyier?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1" draw:layer="layout" svg:width="25.199cm" svg:height="3.506cm" svg:x="1.4cm" svg:y="0.837cm" presentation:class="title">
          <draw:text-box>
            <text:p>How to write software</text:p>
          </draw:text-box>
        </draw:frame>
        <draw:frame presentation:style-name="pr2" draw:text-style-name="P1" draw:layer="layout" svg:width="20.066cm" svg:height="11.886cm" svg:x="3.556cm" svg:y="6.014cm" presentation:class="outline" presentation:user-transformed="true">
          <draw:text-box>
            <text:list text:style-name="L2">
              <text:list-header>
                <text:p text:style-name="P1">The three parts:</text:p>
              </text:list-header>
              <text:list-item>
                <text:p>Edit</text:p>
              </text:list-item>
              <text:list-item>
                <text:p>Compile</text:p>
              </text:list-item>
              <text:list-item>
                <text:p>Debug</text:p>
                <text:p>Make it easier to do them and your whole job is easier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735cm" svg:x="1.4cm" svg:y="0.837cm" presentation:class="title" presentation:user-transformed="true">
          <draw:text-box>
            <text:p>The tool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C/C++ compilers</text:p>
              </text:list-item>
              <text:list-item>
                <text:p>Editor (gedit, vim) – Your hammer and saw</text:p>
              </text:list-item>
              <text:list-item>
                <text:p>Make — building programs from small pieces</text:p>
              </text:list-item>
              <text:list-item>
                <text:p>Debuggers – gdb</text:p>
              </text:list-item>
              <text:list-item>
                <text:p>Version control – git</text:p>
              </text:list-item>
              <text:list-item>
                <text:p>Linux command line: tools and scripting</text:p>
              </text:list-item>
              <text:list-item>
                <text:p>And then more advanced stuff.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1" draw:layer="layout" svg:width="25.199cm" svg:height="3.506cm" svg:x="1.4cm" svg:y="0.837cm" presentation:class="title">
          <draw:text-box>
            <text:p>How we'll do thing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Balance doing fun things with learning powerful <text:s/>tools and techniques to minimize drudgery.</text:p>
              </text:list-item>
              <text:list-item>
                <text:p>Dive deeply into subjects using tools and writing programs to learn</text:p>
              </text:list-item>
              <text:list-item>
                <text:p>Be flexible and adjust to interests and experience</text:p>
              </text:list-item>
              <text:list-item>
                <text:p>Touch on some subjects and return later in depth. Repeat the important stuff.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1" draw:layer="layout" svg:width="25.199cm" svg:height="3.506cm" svg:x="1.4cm" svg:y="0.837cm" presentation:class="title">
          <draw:text-box>
            <text:p>C or C++?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C:</text:p>
              </text:list-header>
              <text:list-item>
                <text:p>Smaller programs, microcontrollers (usually)</text:p>
              </text:list-item>
              <text:list-item>
                <text:p>Kernel development, drivers</text:p>
                <text:p>C++:</text:p>
              </text:list-item>
              <text:list-item>
                <text:p>Large complex programs, many states</text:p>
              </text:list-item>
              <text:list-item>
                <text:p>GUI's (usually)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xml:id="id6" draw:id="id6">
        <draw:frame presentation:style-name="pr5" draw:layer="layout" svg:width="25.199cm" svg:height="3.506cm" svg:x="1.4cm" svg:y="0.837cm" presentation:class="title">
          <draw:text-box>
            <text:p>Basic C/C++ program</text:p>
          </draw:text-box>
        </draw:frame>
        <draw:frame presentation:style-name="pr6" draw:text-style-name="P3" draw:layer="layout" svg:width="25.199cm" svg:height="13.582cm" svg:x="1.4cm" svg:y="5.166cm" presentation:class="subtitle" presentation:user-transformed="true">
          <draw:text-box>
            <text:p text:style-name="P2"><text:span text:style-name="T1"/></text:p>
            <text:p text:style-name="P2"><text:span text:style-name="T1">#include &lt;stdio.h&gt;</text:span></text:p>
            <text:p text:style-name="P2"><text:span text:style-name="T1"/></text:p>
            <text:p text:style-name="P2"><text:span text:style-name="T1">int main(int argc, char **argv)</text:span></text:p>
            <text:p text:style-name="P2"><text:span text:style-name="T1">{</text:span></text:p>
            <text:p text:style-name="P2"><text:span text:style-name="T1">printf("Hello world\n");</text:span></text:p>
            <text:p text:style-name="P2"><text:span text:style-name="T1">}</text:span></text:p>
            <text:p><text:span text:style-name="T1"/></text:p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1" draw:layer="layout" svg:width="25.199cm" svg:height="3.506cm" svg:x="1.4cm" svg:y="0.837cm" presentation:class="title" presentation:user-transformed="true">
          <draw:text-box>
            <text:p>Parts of a program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#include &lt;filename&gt;</text:p>
            <text:p>function_name(type argument,...)</text:p>
            <text:p>{</text:p>
            <text:p>int a;</text:p>
            <text:p>a=3;</text:p>
            <text:p>printf(“Hello world %d\n”,a);</text:p>
            <text:p>}</text:p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xml:id="id8" draw:id="id8">
        <draw:frame presentation:style-name="pr1" draw:layer="layout" svg:width="25.199cm" svg:height="3.506cm" svg:x="1.4cm" svg:y="0.837cm" presentation:class="title" presentation:user-transformed="true">
          <draw:text-box>
            <text:p>Variables, declaration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s hold values, everything is a number, even characters and text are numbers</text:p>
              </text:list-item>
              <text:list-item>
                <text:p>Variable types:<text:line-break/>Integer: <text:s/>int, long int, unsigned int, unsigned long int</text:p>
              </text:list-item>
              <text:list-item>
                <text:p>Floating point: float, double</text:p>
              </text:list-item>
              <text:list-item>
                <text:p>Characters: char, unsigned char<text:line-break/>ref: ASCII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draw:frame presentation:style-name="pr1" draw:layer="layout" svg:width="25.199cm" svg:height="3.506cm" svg:x="1.4cm" svg:y="0.837cm" presentation:class="title" presentation:user-transformed="true">
          <draw:text-box>
            <text:p>Digression to bits and hex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Might as well learn this now</text:p>
              </text:list-item>
              <text:list-item>
                <text:p>Everything is a number, numbers are stored internally as bits:<text:line-break/>One byte=8 bits <text:s text:c="2"/>0000 0000=zero<text:line-break/> <text:s text:c="27"/>0000 0001= 1<text:line-break/> <text:s text:c="27"/>0000 0010= 2<text:line-break/> <text:s text:c="27"/>0000 0100= 4</text:p>
              </text:list-item>
              <text:list-item>
                <text:p>Pattern? <text:s/>what is 1000 0000, 1111 1111?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draw:frame presentation:style-name="pr1" draw:layer="layout" svg:width="25.199cm" svg:height="3.506cm" svg:x="1.4cm" svg:y="0.837cm" presentation:class="title" presentation:user-transformed="true">
          <draw:text-box>
            <text:p>Bits and hex, part II<text:tab/></text:p>
          </draw:text-box>
        </draw:frame>
        <draw:frame presentation:style-name="pr8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Data types are usually stored as 2^n bits<text:line-break/>int <text:s/>might be stored at 16 or 32 bits <text:line-break/>0000 holds values 0-15</text:p>
              </text:list-item>
              <text:list-item>
                <text:p>Hexadecimal also represents values 0-15<text:line-break/>0=0, a=10, f=15</text:p>
              </text:list-item>
              <text:list-item>
                <text:p>0,1,2,3,4,5,6,7,8,9,a,b,c,d,e,f</text:p>
              </text:list-item>
              <text:list-item>
                <text:p>Why? Make our lives as programmers or engineers easier (minimize mundane work)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draw:frame presentation:style-name="pr1" draw:layer="layout" svg:width="25.199cm" svg:height="3.506cm" svg:x="1.4cm" svg:y="0.837cm" presentation:class="title" presentation:user-transformed="true">
          <draw:text-box>
            <text:p>Bits and hex part I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his provides a way to solve some problems in simple ways. This is important, we will return.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draw:frame presentation:style-name="pr1" draw:layer="layout" svg:width="25.199cm" svg:height="3.506cm" svg:x="1.4cm" svg:y="0.837cm" presentation:class="title" presentation:user-transformed="true">
          <draw:text-box>
            <text:p>Defining variabl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 declarations give a name to storage space within the program. </text:p>
              </text:list-item>
              <text:list-item>
                <text:p>Variables must be defined before they can be used. <text:s/>Where can definitions be? TBE</text:p>
              </text:list-item>
              <text:list-item>
                <text:p>int a;</text:p>
              </text:list-item>
              <text:list-item>
                <text:p>float b;</text:p>
              </text:list-item>
            </text:list>
          </draw:text-box>
        </draw:frame>
        <anim:par presentation:node-type="timing-root">
          <anim:par smil:begin="id1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draw:frame presentation:style-name="pr1" draw:layer="layout" svg:width="25.199cm" svg:height="3.506cm" svg:x="1.4cm" svg:y="0.837cm" presentation:class="title" presentation:user-transformed="true">
          <draw:text-box>
            <text:p>Assignment (=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“=” is the assignment operator</text:p>
                <text:p/>
                <text:p>int a;<text:line-break/><text:line-break/>a=7;<text:line-break/><text:line-break/>printf(“Variable a is %d\n”,a)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draw:frame presentation:style-name="pr1" draw:layer="layout" svg:width="25.199cm" svg:height="3.506cm" svg:x="1.4cm" svg:y="0.837cm" presentation:class="title" presentation:user-transformed="true">
          <draw:text-box>
            <text:p>Arithmetic operators, expressions</text:p>
          </draw:text-box>
        </draw:frame>
        <draw:frame presentation:style-name="pr9" draw:layer="layout" svg:width="25.199cm" svg:height="13.895cm" svg:x="1.4cm" svg:y="6.014cm" presentation:class="outline" presentation:user-transformed="true">
          <draw:text-box>
            <text:list text:style-name="L2">
              <text:list-item>
                <text:p>+, -, *, /, %</text:p>
              </text:list-item>
              <text:list-item>
                <text:p>++, – <text:s text:c="2"/>???</text:p>
                <text:p>a = 3 + 2;<text:line-break/>a = 1 – 4;<text:line-break/>a = a + 7;<text:line-break/>b = 7 / 2;</text:p>
              </text:list-item>
              <text:list-item>
                <text:p>b = a * a;</text:p>
              </text:list-item>
              <text:list-item>
                <text:p>(,) to override precedence rules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5" draw:id="id15">
        <draw:frame presentation:style-name="pr1" draw:layer="layout" svg:width="25.199cm" svg:height="3.506cm" svg:x="1.4cm" svg:y="0.837cm" presentation:class="title" presentation:user-transformed="true">
          <draw:text-box>
            <text:p>Operators and expressions (cont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=7;<text:line-break/>a++;<text:line-break/>b=a++;<text:line-break/>b=--a;<text:line-break/>a++;<text:line-break/>printf (“a=%d b=%d\n”,a,b);</text:p>
              </text:list-header>
              <text:list-item>
                <text:p>Expressions can go other places than assignment statements TBE.</text:p>
              </text:list-item>
            </text:list>
          </draw:text-box>
        </draw:frame>
        <anim:par presentation:node-type="timing-root">
          <anim:par smil:begin="id1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16" draw:id="id16">
        <draw:frame presentation:style-name="pr1" draw:layer="layout" svg:width="25.199cm" svg:height="3.506cm" svg:x="1.4cm" svg:y="0.837cm" presentation:class="title" presentation:user-transformed="true">
          <draw:text-box>
            <text:p>Other data typ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float c,d;<text:line-break/><text:line-break/>c=3.0; <text:line-break/>d=7.0/2.0</text:p>
                <text:p><text:line-break/>char e;<text:line-break/>e='p'; <text:s text:c="2"/>//Note single quotes<text:line-break/>printf(“d= %3.2f <text:s/>e=%d\n”,d,e); //e??</text:p>
              </text:list-header>
            </text:list>
          </draw:text-box>
        </draw:frame>
        <anim:par presentation:node-type="timing-root">
          <anim:par smil:begin="id1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17" draw:id="id17">
        <draw:frame presentation:style-name="pr1" draw:layer="layout" svg:width="25.199cm" svg:height="3.506cm" svg:x="1.4cm" svg:y="0.837cm" presentation:class="title">
          <draw:text-box>
            <text:p>Make our own datatypes?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Yes, but they are built from the intrinsic types</text:p>
              </text:list-item>
              <text:list-item>
                <text:p>TBE</text:p>
              </text:list-item>
            </text:list>
          </draw:text-box>
        </draw:frame>
        <anim:par presentation:node-type="timing-root">
          <anim:par smil:begin="id1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18" draw:id="id18">
        <draw:frame presentation:style-name="pr1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Doing different things in different situations, </text:p>
              </text:list-header>
              <text:list-item>
                <text:p>Boolean expression (named after George Boole). <text:s/>They are either true or false.</text:p>
                <text:p>a=7;<text:line-break/>if (a &gt; 3)<text:line-break/> <text:s text:c="3"/>{<text:line-break/> <text:s text:c="3"/>printf(“a is greater than 3, a=%d\n”);<text:line-break/> <text:s text:c="3"/>}</text:p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19" draw:id="id19">
        <draw:frame presentation:style-name="pr1" draw:layer="layout" svg:width="25.199cm" svg:height="3.506cm" svg:x="1.4cm" svg:y="0.837cm" presentation:class="title">
          <draw:text-box>
            <text:p>Making decsions pt. 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 = 2;<text:line-break/>if (a &gt; 3)<text:line-break/> <text:s text:c="3"/>{<text:line-break/> <text:s text:c="3"/>printf(“a is greater than 3, a=%d\n”);<text:line-break/> <text:s text:c="3"/>}<text:line-break/>else<text:line-break/> <text:s text:c="3"/>{<text:line-break/> <text:s text:c="3"/>printf(“a is NOT greater than 3, a=%d\n”);<text:line-break/> <text:s text:c="3"/>}</text:p>
              </text:list-header>
            </text:list>
          </draw:text-box>
        </draw:frame>
        <anim:par presentation:node-type="timing-root">
          <anim:par smil:begin="id19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0" draw:id="id20">
        <draw:frame presentation:style-name="pr1" draw:layer="layout" svg:width="25.199cm" svg:height="3.506cm" svg:x="1.4cm" svg:y="0.837cm" presentation:class="title">
          <draw:text-box>
            <text:p>Boolean expres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Boolean operators:<text:line-break/>&lt;, &lt;=, &gt;, &gt;=, ==, !=, ||, &amp;&amp;<text:line-break/><text:line-break/>((a &lt;3) &amp;&amp; (b == 6))<text:line-break/>((a != 2) || (b != 2)) <text:s/>//Short circuit unless a==2</text:p>
                <text:p>((a &lt; 3) &amp;&amp; (a !=2) &amp;&amp; !(a == 2)) //Redundant<text:line-break/></text:p>
              </text:list-header>
              <text:list-item>
                <text:p>No ending “;” <text:s/>why?</text:p>
              </text:list-item>
            </text:list>
          </draw:text-box>
        </draw:frame>
        <anim:par presentation:node-type="timing-root">
          <anim:par smil:begin="id2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1T1" xml:id="id21" draw:id="id21">
        <draw:frame presentation:style-name="pr1" draw:layer="layout" svg:width="25.199cm" svg:height="3.506cm" svg:x="1.4cm" svg:y="0.837cm" presentation:class="title">
          <draw:text-box>
            <text:p>Looping (the hard way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<text:s/><text:line-break/>a=3;<text:line-break/>loop_label:<text:line-break/>if (a &lt; 20)<text:line-break/> <text:s text:c="3"/>{<text:line-break/> <text:s text:c="3"/>printf(“a is %d\n”,a);<text:line-break/> <text:s text:c="3"/>a++; <text:s text:c="2"/>//a=a+1<text:line-break/> <text:s text:c="3"/>goto loop_label;<text:line-break/> <text:s text:c="3"/>}</text:p>
              </text:list-header>
            </text:list>
          </draw:text-box>
        </draw:frame>
        <anim:par presentation:node-type="timing-root">
          <anim:par smil:begin="id2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2" draw:id="id22">
        <draw:frame presentation:style-name="pr1" draw:layer="layout" svg:width="25.199cm" svg:height="3.506cm" svg:x="1.4cm" svg:y="0.837cm" presentation:class="title">
          <draw:text-box>
            <text:p>Looping (easier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//ex2<text:line-break/>a=3;<text:line-break/>while(a &lt; 20)<text:line-break/> <text:s text:c="3"/>{<text:line-break/> <text:s text:c="3"/>printf(“a is %d\n”,a);<text:line-break/> <text:s text:c="3"/>a++;<text:line-break/> <text:s text:c="3"/>}</text:p>
              </text:list-header>
            </text:list>
          </draw:text-box>
        </draw:frame>
        <anim:par presentation:node-type="timing-root">
          <anim:par smil:begin="id2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3" draw:id="id23">
        <draw:frame presentation:style-name="pr1" draw:layer="layout" svg:width="25.199cm" svg:height="3.506cm" svg:x="1.4cm" svg:y="0.837cm" presentation:class="title">
          <draw:text-box>
            <text:p>Looping (iteration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<text:line-break/>for (a=3;a&lt;20;a++)<text:line-break/> <text:s text:c="3"/>{</text:p>
                <text:p><text:s text:c="4"/>printf(“a is %d\n”,a);<text:line-break/> <text:s text:c="3"/>}<text:line-break/>//How many prints will there be?</text:p>
              </text:list-header>
            </text:list>
          </draw:text-box>
        </draw:frame>
        <anim:par presentation:node-type="timing-root">
          <anim:par smil:begin="id2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4" draw:id="id24">
        <draw:frame presentation:style-name="pr1" draw:layer="layout" svg:width="25.199cm" svg:height="3.506cm" svg:x="1.4cm" svg:y="0.837cm" presentation:class="title">
          <draw:text-box>
            <text:p>Looping (shortcuts)</text:p>
          </draw:text-box>
        </draw:frame>
        <draw:frame presentation:style-name="pr10" draw:layer="layout" svg:width="25.199cm" svg:height="13.161cm" svg:x="1.4cm" svg:y="6.014cm" presentation:class="outline" presentation:user-transformed="true">
          <draw:text-box>
            <text:list text:style-name="L2">
              <text:list-header>
                <text:p>a=3;<text:line-break/>while (a &lt; 20)<text:line-break/> <text:s text:c="3"/>{<text:line-break/> <text:s text:c="3"/>if (a == 6) <text:s/>//What if a typo,”=” instead of “==”<text:line-break/> <text:s text:c="7"/>{</text:p>
                <text:p><text:s text:c="8"/>printf(“a is %d\n”,a);<text:line-break/> <text:s text:c="7"/>a+=4;<text:line-break/> <text:s text:c="7"/>continue; <text:s text:c="3"/>//what if “break” instead?<text:line-break/> <text:s text:c="7"/>}<text:line-break/> <text:s text:c="4"/>}</text:p>
              </text:list-header>
            </text:list>
          </draw:text-box>
        </draw:frame>
        <anim:par presentation:node-type="timing-root">
          <anim:par smil:begin="id24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5" draw:id="id25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5" draw:layer="layout" svg:width="25.199cm" svg:height="11.886cm" svg:x="0.963cm" svg:y="5.894cm" presentation:class="outline" presentation:user-transformed="true">
          <draw:text-box>
            <text:list text:style-name="L2">
              <text:list-header>
                <text:p><text:span text:style-name="T2">//ex3</text:span><text:span text:style-name="T2"><text:line-break/></text:span><text:span text:style-name="T2">Functions:</text:span><text:span text:style-name="T2"><text:line-break/></text:span><text:span text:style-name="T2"><text:line-break/></text:span><text:span text:style-name="T2">void add1(int val)</text:span><text:span text:style-name="T2"><text:line-break/></text:span><text:span text:style-name="T2"> <text:s text:c="3"/>{</text:span><text:span text:style-name="T2"><text:line-break/></text:span><text:span text:style-name="T2"> <text:s text:c="3"/>val = val + 1; <text:s/>//What is the easy way?</text:span><text:span text:style-name="T2"><text:line-break/></text:span><text:span text:style-name="T2"> <text:s text:c="3"/>print(“In add1, val = %d\n”,val);</text:span><text:span text:style-name="T2"><text:line-break/></text:span><text:span text:style-name="T2"> <text:s text:c="3"/>}</text:span><text:span text:style-name="T2"><text:line-break/></text:span><text:span text:style-name="T2">//Not what you expect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xml:id="id26" draw:id="id26">
        <draw:frame presentation:style-name="pr1" draw:layer="layout" svg:width="25.199cm" svg:height="3.506cm" svg:x="1.4cm" svg:y="0.837cm" presentation:class="title">
          <draw:text-box>
            <text:p>Functions:return a value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int add1(int val)</text:p>
                <text:p>{</text:p>
                <text:p><text:s text:c="4"/>val += 1; <text:s text:c="3"/></text:p>
                <text:p><text:s text:c="4"/>printf("In add1, val = %d\n",val);</text:p>
                <text:p><text:s text:c="4"/>return val+1;</text:p>
                <text:p>} </text:p>
                <text:p/>
              </text:list-header>
            </text:list>
          </draw:text-box>
        </draw:frame>
        <anim:par presentation:node-type="timing-root">
          <anim:par smil:begin="id26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xml:id="id27" draw:id="id27">
        <draw:frame presentation:style-name="pr1" draw:layer="layout" svg:width="25.199cm" svg:height="3.506cm" svg:x="1.4cm" svg:y="0.837cm" presentation:class="title">
          <draw:text-box>
            <text:p>Return values in arg list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What if you want to return more than one value?</text:p>
                <text:p>Can be handled a couple of ways, TBEL<text:line-break/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xml:id="id28" draw:id="id28"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11" draw:layer="layout" svg:width="25.199cm" svg:height="12.629cm" svg:x="1.4cm" svg:y="6.014cm" presentation:class="outline" presentation:user-transformed="true">
          <draw:text-box>
            <text:list text:style-name="L2">
              <text:list-item>
                <text:p>A list of like elements</text:p>
              </text:list-item>
              <text:list-item>
                <text:p>Elements can be accessed programmatically </text:p>
              </text:list-item>
              <text:list-item>
                <text:p>Array of size 'n' , indexes range from 0 to n-1</text:p>
              </text:list-item>
              <text:list-item>
                <text:p>An array element can be used any place a simple variable can be used.</text:p>
              </text:list-item>
              <text:list-item>
                <text:p>Arrays of just about anything.</text:p>
              </text:list-item>
              <text:list-item>
                <text:p>The value used to chose which element is the '”index”. <text:s/>[x]</text:p>
              </text:list-item>
            </text:list>
          </draw:text-box>
        </draw:frame>
        <anim:par presentation:node-type="timing-root">
          <anim:par smil:begin="id28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 xml:id="id29" draw:id="id29">
        <draw:frame presentation:style-name="pr1" draw:layer="layout" svg:width="25.199cm" svg:height="3.506cm" svg:x="1.4cm" svg:y="0.837cm" presentation:class="title">
          <draw:text-box>
            <text:p>Strings (ex5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Just an array of characters</text:p>
              </text:list-item>
              <text:list-item>
                <text:p>However we can use the text we want in quotes to initialize it. <text:s/>Or do it “the hard way”, but there is seldom a reason. <text:s/>Note: the hard way, is used to initialize arrays of numeric values (int or float—and other types)</text:p>
              </text:list-item>
              <text:list-item>
                <text:p>All functions expect a numeric value of zero to mark the end of the string</text:p>
              </text:list-item>
            </text:list>
          </draw:text-box>
        </draw:frame>
        <anim:par presentation:node-type="timing-root">
          <anim:par smil:begin="id2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 xml:id="id30" draw:id="id30">
        <draw:frame presentation:style-name="pr1" draw:layer="layout" svg:width="25.199cm" svg:height="3.506cm" svg:x="1.4cm" svg:y="0.837cm" presentation:class="title">
          <draw:text-box>
            <text:p>Address, pointers, and arrays #1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1">Now the hard stuff (ex6)</text:p>
              </text:list-header>
              <text:list-item>
                <text:p>The computer memory stores everything (program and variables)</text:p>
              </text:list-item>
              <text:list-item>
                <text:p>Memory is just a huge array of byte (8 bit) values.</text:p>
              </text:list-item>
              <text:list-item>
                <text:p>The “index” of one of these locations is called the address. <text:s/></text:p>
              </text:list-item>
            </text:list>
          </draw:text-box>
        </draw:frame>
        <anim:par presentation:node-type="timing-root">
          <anim:par smil:begin="id3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 xml:id="id31" draw:id="id31">
        <draw:frame presentation:style-name="pr1" draw:layer="layout" svg:width="25.199cm" svg:height="3.506cm" svg:x="1.4cm" svg:y="0.837cm" presentation:class="title">
          <draw:text-box>
            <text:p>Address, pointers, and arrays #2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A special type of variable holds the address of a variable (or other stuff) and is called a pointer variable</text:p>
              </text:list-item>
              <text:list-item>
                <text:p>In the variable definition, a “*” after the type indicates the variable will hold a “pointer” address.<text:line-break/><text:line-break/>Eg. <text:s/>int* intpointer; //int* means integer pointer</text:p>
              </text:list-item>
            </text:list>
          </draw:text-box>
        </draw:frame>
        <anim:par presentation:node-type="timing-root">
          <anim:par smil:begin="id31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1" xml:id="id32" draw:id="id32">
        <draw:frame presentation:style-name="pr1" draw:layer="layout" svg:width="25.199cm" svg:height="3.506cm" svg:x="1.4cm" svg:y="0.837cm" presentation:class="title">
          <draw:text-box>
            <text:p>Address, pointers, and arrays #3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In the program body, if we want the “value” of something that is pointed to we puts a “*” before the variable name</text:p>
              </text:list-item>
              <text:list-item>
                <text:p>Also, if we want the address of a regular variable we put an “&amp;” in front of the variable</text:p>
              </text:list-item>
              <text:list-item>
                <text:p>Whoa! <text:s/>This is important.... really important.</text:p>
              </text:list-item>
            </text:list>
          </draw:text-box>
        </draw:frame>
        <anim:par presentation:node-type="timing-root">
          <anim:par smil:begin="id3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1T1" xml:id="id33" draw:id="id33">
        <draw:frame presentation:style-name="pr1" draw:layer="layout" svg:width="25.199cm" svg:height="3.506cm" svg:x="1.4cm" svg:y="0.837cm" presentation:class="title">
          <draw:text-box>
            <text:p>Address, pointers, and arrays #4</text:p>
          </draw:text-box>
        </draw:frame>
        <draw:frame presentation:style-name="pr8" draw:layer="layout" svg:width="25.199cm" svg:height="13.395cm" svg:x="1.979cm" svg:y="5.64cm" presentation:class="outline" presentation:user-transformed="true">
          <draw:text-box>
            <text:list text:style-name="L2">
              <text:list-header>
                <text:p>So important we'll talk about it for a while.</text:p>
              </text:list-header>
              <text:list-item>
                <text:p>What does the compiler do when define a variable (intrinsic or arrays)?</text:p>
              </text:list-item>
              <text:list-item>
                <text:p>The address of an array is the address of the [0] element. <text:s/>Can take the address of any element. <text:s/></text:p>
              </text:list-item>
              <text:list-item>
                <text:p>int a,b,c; //isn't much different than</text:p>
              </text:list-item>
              <text:list-item>
                <text:p>int arr[3]; //except we can use an index instead of the different names</text:p>
              </text:list-item>
            </text:list>
          </draw:text-box>
        </draw:frame>
        <anim:par presentation:node-type="timing-root">
          <anim:par smil:begin="id3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1T1" xml:id="id34" draw:id="id34">
        <draw:frame presentation:style-name="pr1" draw:layer="layout" svg:width="25.199cm" svg:height="3.506cm" svg:x="1.4cm" svg:y="0.837cm" presentation:class="title">
          <draw:text-box>
            <text:p>variables:local and global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We've defined variables inside a function, they are “local” to the function. <text:s/>When we exit function, there value is lost.</text:p>
              </text:list-item>
              <text:list-item>
                <text:p>Can also define outside of functions, they must just appear before we reference them</text:p>
              </text:list-item>
              <text:list-item>
                <text:p/>
              </text:list-item>
              <text:list-item>
                <text:p>(ex7)</text:p>
              </text:list-item>
            </text:list>
          </draw:text-box>
        </draw:frame>
        <anim:par presentation:node-type="timing-root">
          <anim:par smil:begin="id3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1T1" xml:id="id35" draw:id="id35">
        <draw:frame presentation:style-name="pr1" draw:layer="layout" svg:width="25.199cm" svg:height="3.506cm" svg:x="1.4cm" svg:y="0.837cm" presentation:class="title">
          <draw:text-box>
            <text:p>Pointers, passing argument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See pictures on whiteboard</text:p>
                <text:p/>
              </text:list-item>
              <text:list-item>
                <text:p>Push, pop. <text:s/>Last in, first out.</text:p>
              </text:list-item>
              <text:list-item>
                <text:p>Top of the stack.</text:p>
              </text:list-item>
            </text:list>
          </draw:text-box>
        </draw:frame>
        <anim:par presentation:node-type="timing-root">
          <anim:par smil:begin="id3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6H39M23S</meta:editing-duration>
    <meta:editing-cycles>25</meta:editing-cycles>
    <dc:date>2014-08-14T20:18:56.48</dc:date>
    <dc:creator>David Klamet</dc:creator>
    <meta:generator>OpenOffice/4.1.0$Win32 OpenOffice.org_project/410m18$Build-9764</meta:generator>
    <meta:document-statistic meta:object-count="183"/>
  </office:meta>
</office:document-meta>
</file>